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Droid Sans Fallback1" svg:font-family="'Droid Sans Fallback'" style:font-family-generic="swiss"/>
    <style:font-face style:name="Courier New" svg:font-family="'Courier New'" style:font-adornments="Regular" style:font-family-generic="modern" style:font-pitch="fixed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8" style:family="table">
      <style:table-properties style:width="17.013cm" fo:margin-left="-0.026cm" fo:margin-top="0cm" fo:margin-bottom="0cm" table:align="left" style:writing-mode="lr-tb"/>
    </style:style>
    <style:style style:name="表格18.A" style:family="table-column">
      <style:table-column-properties style:column-width="8.505cm"/>
    </style:style>
    <style:style style:name="表格18.B" style:family="table-column">
      <style:table-column-properties style:column-width="8.507cm"/>
    </style:style>
    <style:style style:name="表格18.1" style:family="table-row">
      <style:table-row-properties style:min-row-height="4.128cm" fo:keep-together="auto"/>
    </style:style>
    <style:style style:name="表格18.A1" style:family="table-cell">
      <style:table-cell-properties style:vertical-align="middle" fo:padding="0.185cm" fo:border="0.75pt solid #000001"/>
    </style:style>
    <style:style style:name="表格27" style:family="table">
      <style:table-properties style:width="17.078cm" fo:margin-left="-0.092cm" fo:margin-top="0cm" fo:margin-bottom="0cm" table:align="left" style:writing-mode="lr-tb"/>
    </style:style>
    <style:style style:name="表格27.A" style:family="table-column">
      <style:table-column-properties style:column-width="8.571cm"/>
    </style:style>
    <style:style style:name="表格27.B" style:family="table-column">
      <style:table-column-properties style:column-width="8.507cm"/>
    </style:style>
    <style:style style:name="表格27.1" style:family="table-row">
      <style:table-row-properties style:min-row-height="5.278cm" fo:keep-together="auto"/>
    </style:style>
    <style:style style:name="表格27.A1" style:family="table-cell">
      <style:table-cell-properties fo:padding="0.185cm" fo:border="0.75pt solid #000001"/>
    </style:style>
    <style:style style:name="表格19" style:family="table">
      <style:table-properties style:width="8.2cm" style:rel-width="100%" fo:margin-left="0cm" fo:margin-top="0cm" fo:margin-bottom="0cm" table:align="left" style:writing-mode="lr-tb"/>
    </style:style>
    <style:style style:name="表格19.A" style:family="table-column">
      <style:table-column-properties style:column-width="4.099cm" style:rel-column-width="32767*"/>
    </style:style>
    <style:style style:name="表格19.1" style:family="table-row">
      <style:table-row-properties style:row-height="0.499cm" fo:keep-together="auto"/>
    </style:style>
    <style:style style:name="表格19.A1" style:family="table-cell">
      <style:table-cell-properties fo:padding="0.185cm" fo:border="0.75pt solid #000001"/>
    </style:style>
    <style:style style:name="表格20" style:family="table">
      <style:table-properties style:width="8.137cm" style:rel-width="100%" fo:margin-left="0cm" fo:margin-top="0cm" fo:margin-bottom="0cm" table:align="left" style:writing-mode="lr-tb"/>
    </style:style>
    <style:style style:name="表格20.A" style:family="table-column">
      <style:table-column-properties style:column-width="4.068cm" style:rel-column-width="32767*"/>
    </style:style>
    <style:style style:name="表格20.1" style:family="table-row">
      <style:table-row-properties style:row-height="0.499cm" fo:keep-together="auto"/>
    </style:style>
    <style:style style:name="表格20.A1" style:family="table-cell">
      <style:table-cell-properties fo:padding="0.185cm" fo:border="0.75pt solid #000001"/>
    </style:style>
    <style:style style:name="表格21" style:family="table">
      <style:table-properties style:width="8.2cm" style:rel-width="100%" fo:margin-left="0cm" fo:margin-top="0cm" fo:margin-bottom="0cm" table:align="left" style:writing-mode="lr-tb"/>
    </style:style>
    <style:style style:name="表格21.A" style:family="table-column">
      <style:table-column-properties style:column-width="4.099cm" style:rel-column-width="32767*"/>
    </style:style>
    <style:style style:name="表格21.1" style:family="table-row">
      <style:table-row-properties style:row-height="0.499cm" fo:keep-together="auto"/>
    </style:style>
    <style:style style:name="表格21.A1" style:family="table-cell">
      <style:table-cell-properties fo:padding="0.185cm" fo:border="0.75pt solid #000001"/>
    </style:style>
    <style:style style:name="表格22" style:family="table">
      <style:table-properties style:width="8.137cm" style:rel-width="100%" fo:margin-left="0cm" fo:margin-top="0cm" fo:margin-bottom="0cm" table:align="left" style:writing-mode="lr-tb"/>
    </style:style>
    <style:style style:name="表格22.A" style:family="table-column">
      <style:table-column-properties style:column-width="4.068cm" style:rel-column-width="32767*"/>
    </style:style>
    <style:style style:name="表格22.1" style:family="table-row">
      <style:table-row-properties style:row-height="0.499cm" fo:keep-together="auto"/>
    </style:style>
    <style:style style:name="表格22.A1" style:family="table-cell">
      <style:table-cell-properties fo:padding="0.185cm" fo:border="0.75pt solid #000001"/>
    </style:style>
    <style:style style:name="表格23" style:family="table">
      <style:table-properties style:width="8.2cm" style:rel-width="100%" fo:margin-left="0cm" fo:margin-top="0cm" fo:margin-bottom="0cm" table:align="left" style:writing-mode="lr-tb"/>
    </style:style>
    <style:style style:name="表格23.A" style:family="table-column">
      <style:table-column-properties style:column-width="4.099cm" style:rel-column-width="32767*"/>
    </style:style>
    <style:style style:name="表格23.1" style:family="table-row">
      <style:table-row-properties style:row-height="0.499cm" fo:keep-together="auto"/>
    </style:style>
    <style:style style:name="表格23.A1" style:family="table-cell">
      <style:table-cell-properties fo:padding="0.185cm" fo:border="0.75pt solid #000001"/>
    </style:style>
    <style:style style:name="表格24" style:family="table">
      <style:table-properties style:width="8.137cm" style:rel-width="100%" fo:margin-left="0cm" fo:margin-top="0cm" fo:margin-bottom="0cm" table:align="left" style:writing-mode="lr-tb"/>
    </style:style>
    <style:style style:name="表格24.A" style:family="table-column">
      <style:table-column-properties style:column-width="4.068cm" style:rel-column-width="32767*"/>
    </style:style>
    <style:style style:name="表格24.1" style:family="table-row">
      <style:table-row-properties style:row-height="0.499cm" fo:keep-together="auto"/>
    </style:style>
    <style:style style:name="表格24.A1" style:family="table-cell">
      <style:table-cell-properties fo:padding="0.185cm" fo:border="0.75pt solid #000001"/>
    </style:style>
    <style:style style:name="表格25" style:family="table">
      <style:table-properties style:width="8.2cm" style:rel-width="100%" fo:margin-left="0cm" fo:margin-top="0cm" fo:margin-bottom="0cm" table:align="left" style:writing-mode="lr-tb"/>
    </style:style>
    <style:style style:name="表格25.A" style:family="table-column">
      <style:table-column-properties style:column-width="4.099cm" style:rel-column-width="32767*"/>
    </style:style>
    <style:style style:name="表格25.1" style:family="table-row">
      <style:table-row-properties style:row-height="0.499cm" fo:keep-together="auto"/>
    </style:style>
    <style:style style:name="表格25.A1" style:family="table-cell">
      <style:table-cell-properties fo:padding="0.185cm" fo:border="0.75pt solid #000001"/>
    </style:style>
    <style:style style:name="表格26" style:family="table">
      <style:table-properties style:width="8.137cm" style:rel-width="100%" fo:margin-left="0cm" fo:margin-top="0cm" fo:margin-bottom="0cm" table:align="left" style:writing-mode="lr-tb"/>
    </style:style>
    <style:style style:name="表格26.A" style:family="table-column">
      <style:table-column-properties style:column-width="4.068cm" style:rel-column-width="32767*"/>
    </style:style>
    <style:style style:name="表格26.1" style:family="table-row">
      <style:table-row-properties style:row-height="0.499cm" fo:keep-together="auto"/>
    </style:style>
    <style:style style:name="表格26.A1" style:family="table-cell">
      <style:table-cell-properties fo:padding="0.185cm" fo:border="0.75pt solid #000001"/>
    </style:style>
    <style:style style:name="P1" style:family="paragraph" style:parent-style-name="Standard">
      <style:text-properties officeooo:paragraph-rsid="0006b66a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6b66a"/>
    </style:style>
    <style:style style:name="P3" style:family="paragraph" style:parent-style-name="Standard">
      <style:paragraph-properties fo:break-before="page"/>
      <style:text-properties officeooo:paragraph-rsid="0006b66a"/>
    </style:style>
    <style:style style:name="P4" style:family="paragraph" style:parent-style-name="Heading_20_7" style:list-style-name="WWNum9">
      <style:text-properties style:font-name="Open Sans" fo:font-size="1pt" fo:language="en" fo:country="AU" officeooo:paragraph-rsid="0006b66a" style:font-size-asian="1pt" style:font-size-complex="10pt"/>
    </style:style>
    <style:style style:name="P5" style:family="paragraph" style:parent-style-name="Heading_20_7">
      <style:text-properties style:font-name="Open Sans" fo:font-size="1pt" fo:language="en" fo:country="AU" officeooo:paragraph-rsid="0006b66a" style:font-size-asian="1pt" style:font-size-complex="10pt"/>
    </style:style>
    <style:style style:name="P6" style:family="paragraph" style:parent-style-name="Heading_20_7">
      <style:text-properties officeooo:paragraph-rsid="0006b66a"/>
    </style:style>
    <style:style style:name="T1" style:family="text">
      <style:text-properties fo:color="#000000" style:font-name="Open Sans" fo:font-size="24pt" fo:language="en" fo:country="AU" style:font-size-asian="24pt" style:font-size-complex="24pt"/>
    </style:style>
    <style:style style:name="T2" style:family="text">
      <style:text-properties style:font-name="Open Sans" fo:language="en" fo:country="A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2"><text:span text:style-name="T1">Deliver this tablet now</text:span></text:p>
          </table:table-cell>
          <table:table-cell table:style-name="表格18.A1" office:value-type="string">
            <text:p text:style-name="P2"><text:span text:style-name="T1">Deliver this message after the next one</text:span></text:p>
          </table:table-cell>
        </table:table-row>
        <table:table-row table:style-name="表格18.1">
          <table:table-cell table:style-name="表格18.A1" office:value-type="string">
            <text:p text:style-name="P2"><text:span text:style-name="T1">Deliver this tablet now</text:span></text:p>
          </table:table-cell>
          <table:table-cell table:style-name="表格18.A1" office:value-type="string">
            <text:p text:style-name="P2"><text:span text:style-name="T1">Deliver this message after the next one</text:span></text:p>
          </table:table-cell>
        </table:table-row>
        <table:table-row table:style-name="表格18.1">
          <table:table-cell table:style-name="表格18.A1" office:value-type="string">
            <text:p text:style-name="P2"><text:span text:style-name="T1">Deliver this tablet now</text:span></text:p>
          </table:table-cell>
          <table:table-cell table:style-name="表格18.A1" office:value-type="string">
            <text:p text:style-name="P2"><text:span text:style-name="T1">Deliver this message after the next one</text:span></text:p>
          </table:table-cell>
        </table:table-row>
        <table:table-row table:style-name="表格18.1">
          <table:table-cell table:style-name="表格18.A1" office:value-type="string">
            <text:p text:style-name="P2"><text:span text:style-name="T1">Deliver this tablet now</text:span></text:p>
          </table:table-cell>
          <table:table-cell table:style-name="表格18.A1" office:value-type="string">
            <text:p text:style-name="P2"><text:span text:style-name="T1">Don’t deliver this message</text:span></text:p>
          </table:table-cell>
        </table:table-row>
        <table:table-row table:style-name="表格18.1">
          <table:table-cell table:style-name="表格18.A1" office:value-type="string">
            <text:p text:style-name="P2"><text:span text:style-name="T1">Deliver this tablet now</text:span></text:p>
          </table:table-cell>
          <table:table-cell table:style-name="表格18.A1" office:value-type="string">
            <text:p text:style-name="P2"><text:span text:style-name="T1">Don’t deliver this message</text:span></text:p>
          </table:table-cell>
        </table:table-row>
      </table:table>
      <text:p text:style-name="P1"/>
      <text:p text:style-name="P3"/>
      <table:table table:name="表格27" table:style-name="表格27">
        <table:table-column table:style-name="表格27.A"/>
        <table:table-column table:style-name="表格27.B"/>
        <table:table-row table:style-name="表格27.1">
          <table:table-cell table:style-name="表格27.A1" office:value-type="string">
            <text:h text:style-name="P6" text:outline-level="7"><text:span text:style-name="T2">To:</text:span></text:h>
            <table:table table:name="表格19" table:style-name="表格19">
              <table:table-column table:style-name="表格19.A" table:number-columns-repeated="2"/>
              <table:table-row table:style-name="表格19.1">
                <table:table-cell table:style-name="表格19.A1" office:value-type="string">
                  <text:h text:style-name="P5" text:outline-level="7"/>
                </table:table-cell>
                <table:table-cell table:style-name="表格19.A1" office:value-type="string">
                  <text:h text:style-name="P5" text:outline-level="7"/>
                </table:table-cell>
              </table:table-row>
              <table:table-row table:style-name="表格19.1">
                <table:table-cell table:style-name="表格19.A1" office:value-type="string">
                  <text:h text:style-name="P5" text:outline-level="7"/>
                </table:table-cell>
                <table:table-cell table:style-name="表格19.A1" office:value-type="string">
                  <text:h text:style-name="P5" text:outline-level="7"/>
                </table:table-cell>
              </table:table-row>
              <table:table-row table:style-name="表格19.1">
                <table:table-cell table:style-name="表格19.A1" office:value-type="string">
                  <text:h text:style-name="P5" text:outline-level="7"/>
                </table:table-cell>
                <table:table-cell table:style-name="表格19.A1" office:value-type="string">
                  <text:h text:style-name="P5" text:outline-level="7"/>
                </table:table-cell>
              </table:table-row>
            </table:table>
            <text:h text:style-name="P6" text:outline-level="7"><text:span text:style-name="T2">From: </text:span></text:h>
          </table:table-cell>
          <table:table-cell table:style-name="表格27.A1" office:value-type="string">
            <text:h text:style-name="P6" text:outline-level="7"><text:span text:style-name="T2">To:</text:span></text:h>
            <table:table table:name="表格20" table:style-name="表格20">
              <table:table-column table:style-name="表格20.A" table:number-columns-repeated="2"/>
              <table:table-row table:style-name="表格20.1">
                <table:table-cell table:style-name="表格20.A1" office:value-type="string">
                  <text:list xml:id="list8496120707089639283" text:style-name="WWNum9">
                    <text:list-item>
                      <text:list>
                        <text:list-item>
                          <text:h text:style-name="P4" text:outline-level="7"/>
                        </text:list-item>
                      </text:list>
                    </text:list-item>
                  </text:list>
                </table:table-cell>
                <table:table-cell table:style-name="表格20.A1" office:value-type="string">
                  <text:list xml:id="list182217812242075" text:continue-numbering="true" text:style-name="WWNum9">
                    <text:list-item>
                      <text:list>
                        <text:list-item>
                          <text:h text:style-name="P4" text:outline-level="7"/>
                        </text:list-item>
                      </text:list>
                    </text:list-item>
                  </text:list>
                </table:table-cell>
              </table:table-row>
              <table:table-row table:style-name="表格20.1">
                <table:table-cell table:style-name="表格20.A1" office:value-type="string">
                  <text:list xml:id="list182217116508101" text:continue-numbering="true" text:style-name="WWNum9">
                    <text:list-item>
                      <text:list>
                        <text:list-item>
                          <text:h text:style-name="P4" text:outline-level="7"/>
                        </text:list-item>
                      </text:list>
                    </text:list-item>
                  </text:list>
                </table:table-cell>
                <table:table-cell table:style-name="表格20.A1" office:value-type="string">
                  <text:list xml:id="list182216990916864" text:continue-numbering="true" text:style-name="WWNum9">
                    <text:list-item>
                      <text:list>
                        <text:list-item>
                          <text:h text:style-name="P4" text:outline-level="7"/>
                        </text:list-item>
                      </text:list>
                    </text:list-item>
                  </text:list>
                </table:table-cell>
              </table:table-row>
              <table:table-row table:style-name="表格20.1">
                <table:table-cell table:style-name="表格20.A1" office:value-type="string">
                  <text:list xml:id="list182218470429941" text:continue-numbering="true" text:style-name="WWNum9">
                    <text:list-item>
                      <text:list>
                        <text:list-item>
                          <text:h text:style-name="P4" text:outline-level="7"/>
                        </text:list-item>
                      </text:list>
                    </text:list-item>
                  </text:list>
                </table:table-cell>
                <table:table-cell table:style-name="表格20.A1" office:value-type="string">
                  <text:list xml:id="list182218026594209" text:continue-numbering="true" text:style-name="WWNum9">
                    <text:list-item>
                      <text:list>
                        <text:list-item>
                          <text:h text:style-name="P4" text:outline-level="7"/>
                        </text:list-item>
                      </text:list>
                    </text:list-item>
                  </text:list>
                </table:table-cell>
              </table:table-row>
            </table:table>
            <text:h text:style-name="P6" text:outline-level="7"><text:span text:style-name="T2">From: </text:span></text:h>
          </table:table-cell>
        </table:table-row>
        <table:table-row table:style-name="表格27.1">
          <table:table-cell table:style-name="表格27.A1" office:value-type="string">
            <text:h text:style-name="P6" text:outline-level="7"><text:span text:style-name="T2">To:</text:span></text:h>
            <table:table table:name="表格21" table:style-name="表格21">
              <table:table-column table:style-name="表格21.A" table:number-columns-repeated="2"/>
              <table:table-row table:style-name="表格21.1">
                <table:table-cell table:style-name="表格21.A1" office:value-type="string">
                  <text:h text:style-name="P5" text:outline-level="7"/>
                </table:table-cell>
                <table:table-cell table:style-name="表格21.A1" office:value-type="string">
                  <text:h text:style-name="P5" text:outline-level="7"/>
                </table:table-cell>
              </table:table-row>
              <table:table-row table:style-name="表格21.1">
                <table:table-cell table:style-name="表格21.A1" office:value-type="string">
                  <text:h text:style-name="P5" text:outline-level="7"/>
                </table:table-cell>
                <table:table-cell table:style-name="表格21.A1" office:value-type="string">
                  <text:h text:style-name="P5" text:outline-level="7"/>
                </table:table-cell>
              </table:table-row>
              <table:table-row table:style-name="表格21.1">
                <table:table-cell table:style-name="表格21.A1" office:value-type="string">
                  <text:h text:style-name="P5" text:outline-level="7"/>
                </table:table-cell>
                <table:table-cell table:style-name="表格21.A1" office:value-type="string">
                  <text:h text:style-name="P5" text:outline-level="7"/>
                </table:table-cell>
              </table:table-row>
            </table:table>
            <text:h text:style-name="P6" text:outline-level="7"><text:span text:style-name="T2">From: </text:span></text:h>
          </table:table-cell>
          <table:table-cell table:style-name="表格27.A1" office:value-type="string">
            <text:h text:style-name="P6" text:outline-level="7"><text:span text:style-name="T2">To:</text:span></text:h>
            <table:table table:name="表格22" table:style-name="表格22">
              <table:table-column table:style-name="表格22.A" table:number-columns-repeated="2"/>
              <table:table-row table:style-name="表格22.1">
                <table:table-cell table:style-name="表格22.A1" office:value-type="string">
                  <text:h text:style-name="P5" text:outline-level="7"/>
                </table:table-cell>
                <table:table-cell table:style-name="表格22.A1" office:value-type="string">
                  <text:h text:style-name="P5" text:outline-level="7"/>
                </table:table-cell>
              </table:table-row>
              <table:table-row table:style-name="表格22.1">
                <table:table-cell table:style-name="表格22.A1" office:value-type="string">
                  <text:h text:style-name="P5" text:outline-level="7"/>
                </table:table-cell>
                <table:table-cell table:style-name="表格22.A1" office:value-type="string">
                  <text:h text:style-name="P5" text:outline-level="7"/>
                </table:table-cell>
              </table:table-row>
              <table:table-row table:style-name="表格22.1">
                <table:table-cell table:style-name="表格22.A1" office:value-type="string">
                  <text:h text:style-name="P5" text:outline-level="7"/>
                </table:table-cell>
                <table:table-cell table:style-name="表格22.A1" office:value-type="string">
                  <text:h text:style-name="P5" text:outline-level="7"/>
                </table:table-cell>
              </table:table-row>
            </table:table>
            <text:h text:style-name="P6" text:outline-level="7"><text:span text:style-name="T2">From: </text:span></text:h>
          </table:table-cell>
        </table:table-row>
        <table:table-row table:style-name="表格27.1">
          <table:table-cell table:style-name="表格27.A1" office:value-type="string">
            <text:h text:style-name="P6" text:outline-level="7"><text:span text:style-name="T2">To:</text:span></text:h>
            <table:table table:name="表格23" table:style-name="表格23">
              <table:table-column table:style-name="表格23.A" table:number-columns-repeated="2"/>
              <table:table-row table:style-name="表格23.1">
                <table:table-cell table:style-name="表格23.A1" office:value-type="string">
                  <text:h text:style-name="P5" text:outline-level="7"/>
                </table:table-cell>
                <table:table-cell table:style-name="表格23.A1" office:value-type="string">
                  <text:h text:style-name="P5" text:outline-level="7"/>
                </table:table-cell>
              </table:table-row>
              <table:table-row table:style-name="表格23.1">
                <table:table-cell table:style-name="表格23.A1" office:value-type="string">
                  <text:h text:style-name="P5" text:outline-level="7"/>
                </table:table-cell>
                <table:table-cell table:style-name="表格23.A1" office:value-type="string">
                  <text:h text:style-name="P5" text:outline-level="7"/>
                </table:table-cell>
              </table:table-row>
              <table:table-row table:style-name="表格23.1">
                <table:table-cell table:style-name="表格23.A1" office:value-type="string">
                  <text:h text:style-name="P5" text:outline-level="7"/>
                </table:table-cell>
                <table:table-cell table:style-name="表格23.A1" office:value-type="string">
                  <text:h text:style-name="P5" text:outline-level="7"/>
                </table:table-cell>
              </table:table-row>
            </table:table>
            <text:h text:style-name="P6" text:outline-level="7"><text:span text:style-name="T2">From: </text:span></text:h>
          </table:table-cell>
          <table:table-cell table:style-name="表格27.A1" office:value-type="string">
            <text:h text:style-name="P6" text:outline-level="7"><text:span text:style-name="T2">To:</text:span></text:h>
            <table:table table:name="表格24" table:style-name="表格24">
              <table:table-column table:style-name="表格24.A" table:number-columns-repeated="2"/>
              <table:table-row table:style-name="表格24.1">
                <table:table-cell table:style-name="表格24.A1" office:value-type="string">
                  <text:h text:style-name="P5" text:outline-level="7"/>
                </table:table-cell>
                <table:table-cell table:style-name="表格24.A1" office:value-type="string">
                  <text:h text:style-name="P5" text:outline-level="7"/>
                </table:table-cell>
              </table:table-row>
              <table:table-row table:style-name="表格24.1">
                <table:table-cell table:style-name="表格24.A1" office:value-type="string">
                  <text:h text:style-name="P5" text:outline-level="7"/>
                </table:table-cell>
                <table:table-cell table:style-name="表格24.A1" office:value-type="string">
                  <text:h text:style-name="P5" text:outline-level="7"/>
                </table:table-cell>
              </table:table-row>
              <table:table-row table:style-name="表格24.1">
                <table:table-cell table:style-name="表格24.A1" office:value-type="string">
                  <text:h text:style-name="P5" text:outline-level="7"/>
                </table:table-cell>
                <table:table-cell table:style-name="表格24.A1" office:value-type="string">
                  <text:h text:style-name="P5" text:outline-level="7"/>
                </table:table-cell>
              </table:table-row>
            </table:table>
            <text:h text:style-name="P6" text:outline-level="7"><text:span text:style-name="T2">From: </text:span></text:h>
          </table:table-cell>
        </table:table-row>
        <table:table-row table:style-name="表格27.1">
          <table:table-cell table:style-name="表格27.A1" office:value-type="string">
            <text:h text:style-name="P6" text:outline-level="7"><text:span text:style-name="T2">To:</text:span></text:h>
            <table:table table:name="表格25" table:style-name="表格25">
              <table:table-column table:style-name="表格25.A" table:number-columns-repeated="2"/>
              <table:table-row table:style-name="表格25.1">
                <table:table-cell table:style-name="表格25.A1" office:value-type="string">
                  <text:h text:style-name="P5" text:outline-level="7"/>
                </table:table-cell>
                <table:table-cell table:style-name="表格25.A1" office:value-type="string">
                  <text:h text:style-name="P5" text:outline-level="7"/>
                </table:table-cell>
              </table:table-row>
              <table:table-row table:style-name="表格25.1">
                <table:table-cell table:style-name="表格25.A1" office:value-type="string">
                  <text:h text:style-name="P5" text:outline-level="7"/>
                </table:table-cell>
                <table:table-cell table:style-name="表格25.A1" office:value-type="string">
                  <text:h text:style-name="P5" text:outline-level="7"/>
                </table:table-cell>
              </table:table-row>
              <table:table-row table:style-name="表格25.1">
                <table:table-cell table:style-name="表格25.A1" office:value-type="string">
                  <text:h text:style-name="P5" text:outline-level="7"/>
                </table:table-cell>
                <table:table-cell table:style-name="表格25.A1" office:value-type="string">
                  <text:h text:style-name="P5" text:outline-level="7"/>
                </table:table-cell>
              </table:table-row>
            </table:table>
            <text:h text:style-name="P6" text:outline-level="7"><text:span text:style-name="T2">From: </text:span></text:h>
          </table:table-cell>
          <table:table-cell table:style-name="表格27.A1" office:value-type="string">
            <text:h text:style-name="P6" text:outline-level="7"><text:span text:style-name="T2">To:</text:span></text:h>
            <table:table table:name="表格26" table:style-name="表格26">
              <table:table-column table:style-name="表格26.A" table:number-columns-repeated="2"/>
              <table:table-row table:style-name="表格26.1">
                <table:table-cell table:style-name="表格26.A1" office:value-type="string">
                  <text:h text:style-name="P5" text:outline-level="7"/>
                </table:table-cell>
                <table:table-cell table:style-name="表格26.A1" office:value-type="string">
                  <text:h text:style-name="P5" text:outline-level="7"/>
                </table:table-cell>
              </table:table-row>
              <table:table-row table:style-name="表格26.1">
                <table:table-cell table:style-name="表格26.A1" office:value-type="string">
                  <text:h text:style-name="P5" text:outline-level="7"/>
                </table:table-cell>
                <table:table-cell table:style-name="表格26.A1" office:value-type="string">
                  <text:h text:style-name="P5" text:outline-level="7"/>
                </table:table-cell>
              </table:table-row>
              <table:table-row table:style-name="表格26.1">
                <table:table-cell table:style-name="表格26.A1" office:value-type="string">
                  <text:h text:style-name="P5" text:outline-level="7"/>
                </table:table-cell>
                <table:table-cell table:style-name="表格26.A1" office:value-type="string">
                  <text:h text:style-name="P5" text:outline-level="7"/>
                </table:table-cell>
              </table:table-row>
            </table:table>
            <text:h text:style-name="P6" text:outline-level="7"><text:span text:style-name="T2">From: </text:span></text:h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Droid Sans Fallback1" svg:font-family="'Droid Sans Fallback'" style:font-family-generic="swiss"/>
    <style:font-face style:name="Courier New" svg:font-family="'Courier New'" style:font-adornments="Regular" style:font-family-generic="modern" style:font-pitch="fixed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Comic Sans MS" fo:font-family="'Comic Sans MS'" style:font-family-generic="roman" style:font-pitch="variable" fo:font-size="14pt" fo:font-weight="bold" style:font-size-asian="14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63cm" fo:text-indent="-0.679cm" fo:margin-left="1.6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905cm" fo:text-indent="-1cm" fo:margin-left="2.90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8:08:18.274952264</meta:creation-date>
    <dc:date>2016-02-06T18:22:16.322964672</dc:date>
    <meta:editing-duration>PT5M14S</meta:editing-duration>
    <meta:editing-cycles>1</meta:editing-cycles>
    <meta:document-statistic meta:table-count="10" meta:image-count="0" meta:object-count="0" meta:page-count="2" meta:paragraph-count="32" meta:word-count="71" meta:character-count="368" meta:non-whitespace-character-count="321"/>
    <meta:generator>LibreOffice/4.4.7.2$Linux_X86_64 LibreOffice_project/40m0$Build-2</meta:generator>
  </office:meta>
</office:document-meta>
</file>